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text:span>Use this Widget to show that some operation is in progress or something is loading, etc.</text:span></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pinner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pinner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pinner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pinner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Spinner (LVGL)21" text:continue-numbering="true" text:continue-list="list_Spin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Spinner (LVGL)22" text:continue-numbering="true" text:continue-list="list_Spin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Spinner (LVGL)23" text:continue-numbering="true" text:continue-list="list_Spin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Spinner (LVGL)24" text:continue-numbering="true" text:continue-list="list_Spin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Spinner (LVGL)25" text:continue-numbering="true" text:continue-list="list_Spin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Spinner (LVGL)26" text:continue-numbering="true" text:continue-list="list_Spin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Spinner (LVGL)27" text:continue-numbering="true" text:continue-list="list_Spin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Spinner (LVGL)28" text:continue-numbering="true" text:continue-list="list_Spin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Spinner (LVGL)29" text:continue-numbering="true" text:continue-list="list_Spin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Spinner (LVGL)30" text:continue-numbering="true" text:continue-list="list_Spin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Spinner (LVGL)31" text:continue-numbering="true" text:continue-list="list_Spin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Spinner (LVGL)32" text:continue-numbering="true" text:continue-list="list_Spinner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3" text:continue-numbering="true" text:continue-list="list_Spinner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Spinner (LVGL)44" text:continue-numbering="true" text:continue-list="list_Spinner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Spinner (LVGL)45" text:continue-numbering="true" text:continue-list="list_Spinner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Spinner (LVGL)46" text:continue-numbering="true" text:continue-list="list_Spinner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Spinner (LVGL)47" text:continue-numbering="true" text:continue-list="list_Spinner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Spinner (LVGL)48" text:continue-numbering="true" text:continue-list="list_Spinner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49" text:continue-numbering="true" text:continue-list="list_Spinner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1" text:continue-numbering="true" text:continue-list="list_Spinner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pinner (LVGL)52" text:continue-numbering="true" text:continue-list="list_Spinner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pinner (LVGL)53" text:continue-numbering="true" text:continue-list="list_Spinner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